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2040853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.67" calcext:value-type="float">
            <text:p>38.67</text:p>
          </table:table-cell>
          <table:table-cell office:value-type="float" office:value="12992.26" calcext:value-type="float">
            <text:p>12992.26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99 kWh</text:p>
          </table:table-cell>
          <table:table-cell office:value-type="float" office:value="481.22" calcext:value-type="float">
            <text:p>481.22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5.5" calcext:value-type="float">
            <text:p>5.5</text:p>
          </table:table-cell>
          <table:table-cell office:value-type="float" office:value="83.32" calcext:value-type="float">
            <text:p>83.32</text:p>
          </table:table-cell>
          <table:table-cell office:value-type="string" calcext:value-type="string">
            <text:p>T-1</text:p>
          </table:table-cell>
          <table:table-cell office:value-type="float" office:value="13631.05" calcext:value-type="float">
            <text:p>13631.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.87" calcext:value-type="float">
            <text:p>40.87</text:p>
          </table:table-cell>
          <table:table-cell office:value-type="float" office:value="196.37" calcext:value-type="float">
            <text:p>196.37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05 kWh</text:p>
          </table:table-cell>
          <table:table-cell office:value-type="float" office:value="508.54" calcext:value-type="float">
            <text:p>508.54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2-01-2018</text:p>
          </table:table-cell>
          <table:table-cell office:value-type="float" office:value="5.79" calcext:value-type="float">
            <text:p>5.79</text:p>
          </table:table-cell>
          <table:table-cell office:value-type="float" office:value="117.23" calcext:value-type="float">
            <text:p>117.23</text:p>
          </table:table-cell>
          <table:table-cell office:value-type="string" calcext:value-type="string">
            <text:p>T-1</text:p>
          </table:table-cell>
          <table:table-cell office:value-type="float" office:value="898.77" calcext:value-type="float">
            <text:p>898.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string" calcext:value-type="string">
            <text:p>121 kWh</text:p>
          </table:table-cell>
          <table:table-cell office:value-type="float" office:value="583.65" calcext:value-type="float">
            <text:p>583.65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6.6" calcext:value-type="float">
            <text:p>6.6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T-1</text:p>
          </table:table-cell>
          <table:table-cell office:value-type="float" office:value="767.05" calcext:value-type="float">
            <text:p>767.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.91" calcext:value-type="float">
            <text:p>106.91</text:p>
          </table:table-cell>
          <table:table-cell/>
          <table:table-cell office:value-type="float" office:value="141.44" calcext:value-type="float">
            <text:p>141.44</text:p>
          </table:table-cell>
          <table:table-cell office:value-type="string" calcext:value-type="string">
            <text:p>151 kWh</text:p>
          </table:table-cell>
          <table:table-cell office:value-type="float" office:value="1131.96" calcext:value-type="float">
            <text:p>1131.96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3.8" calcext:value-type="float">
            <text:p>13.8</text:p>
          </table:table-cell>
          <table:table-cell office:value-type="float" office:value="209.12" calcext:value-type="float">
            <text:p>209.12</text:p>
          </table:table-cell>
          <table:table-cell office:value-type="string" calcext:value-type="string">
            <text:p>T-1</text:p>
          </table:table-cell>
          <table:table-cell office:value-type="float" office:value="1603.23" calcext:value-type="float">
            <text:p>1603.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48" calcext:value-type="float">
            <text:p>106.48</text:p>
          </table:table-cell>
          <table:table-cell/>
          <table:table-cell office:value-type="float" office:value="140.87" calcext:value-type="float">
            <text:p>140.87</text:p>
          </table:table-cell>
          <table:table-cell office:value-type="string" calcext:value-type="string">
            <text:p>153 kWh</text:p>
          </table:table-cell>
          <table:table-cell office:value-type="float" office:value="1142.36" calcext:value-type="float">
            <text:p>1142.36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3.9" calcext:value-type="float">
            <text:p>13.9</text:p>
          </table:table-cell>
          <table:table-cell office:value-type="float" office:value="210.54" calcext:value-type="float">
            <text:p>210.54</text:p>
          </table:table-cell>
          <table:table-cell office:value-type="string" calcext:value-type="string">
            <text:p>T-1</text:p>
          </table:table-cell>
          <table:table-cell office:value-type="float" office:value="1614.15" calcext:value-type="float">
            <text:p>1614.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.51" calcext:value-type="float">
            <text:p>55.51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145 kWh</text:p>
          </table:table-cell>
          <table:table-cell office:value-type="float" office:value="690.74" calcext:value-type="float">
            <text:p>690.74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7.76" calcext:value-type="float">
            <text:p>7.76</text:p>
          </table:table-cell>
          <table:table-cell office:value-type="float" office:value="117.52" calcext:value-type="float">
            <text:p>117.52</text:p>
          </table:table-cell>
          <table:table-cell office:value-type="string" calcext:value-type="string">
            <text:p>T-1</text:p>
          </table:table-cell>
          <table:table-cell office:value-type="float" office:value="901.01" calcext:value-type="float">
            <text:p>901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.29" calcext:value-type="float">
            <text:p>55.29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145 kWh</text:p>
          </table:table-cell>
          <table:table-cell office:value-type="float" office:value="687.97" calcext:value-type="float">
            <text:p>687.97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7.73" calcext:value-type="float">
            <text:p>7.73</text:p>
          </table:table-cell>
          <table:table-cell office:value-type="float" office:value="117.05" calcext:value-type="float">
            <text:p>117.05</text:p>
          </table:table-cell>
          <table:table-cell office:value-type="string" calcext:value-type="string">
            <text:p>T-1</text:p>
          </table:table-cell>
          <table:table-cell office:value-type="float" office:value="897.4" calcext:value-type="float">
            <text:p>897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.18" calcext:value-type="float">
            <text:p>105.18</text:p>
          </table:table-cell>
          <table:table-cell/>
          <table:table-cell office:value-type="float" office:value="139.15" calcext:value-type="float">
            <text:p>139.15</text:p>
          </table:table-cell>
          <table:table-cell office:value-type="string" calcext:value-type="string">
            <text:p>153 kWh</text:p>
          </table:table-cell>
          <table:table-cell office:value-type="float" office:value="1128.42" calcext:value-type="float">
            <text:p>1128.42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13.73" calcext:value-type="float">
            <text:p>13.73</text:p>
          </table:table-cell>
          <table:table-cell office:value-type="float" office:value="207.97" calcext:value-type="float">
            <text:p>207.97</text:p>
          </table:table-cell>
          <table:table-cell office:value-type="string" calcext:value-type="string">
            <text:p>T-1</text:p>
          </table:table-cell>
          <table:table-cell office:value-type="float" office:value="1594.45" calcext:value-type="float">
            <text:p>1594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74" calcext:value-type="float">
            <text:p>104.74</text:p>
          </table:table-cell>
          <table:table-cell/>
          <table:table-cell office:value-type="float" office:value="138.58" calcext:value-type="float">
            <text:p>138.58</text:p>
          </table:table-cell>
          <table:table-cell office:value-type="string" calcext:value-type="string">
            <text:p>171 kWh</text:p>
          </table:table-cell>
          <table:table-cell office:value-type="float" office:value="1238.54" calcext:value-type="float">
            <text:p>1238.54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14.82" calcext:value-type="float">
            <text:p>14.82</text:p>
          </table:table-cell>
          <table:table-cell office:value-type="float" office:value="224.5" calcext:value-type="float">
            <text:p>224.5</text:p>
          </table:table-cell>
          <table:table-cell office:value-type="string" calcext:value-type="string">
            <text:p>T-1</text:p>
          </table:table-cell>
          <table:table-cell office:value-type="float" office:value="1721.18" calcext:value-type="float">
            <text:p>1721.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.06" calcext:value-type="float">
            <text:p>102.06</text:p>
          </table:table-cell>
          <table:table-cell/>
          <table:table-cell office:value-type="float" office:value="142.14" calcext:value-type="float">
            <text:p>142.14</text:p>
          </table:table-cell>
          <table:table-cell office:value-type="string" calcext:value-type="string">
            <text:p>170 kWh</text:p>
          </table:table-cell>
          <table:table-cell office:value-type="float" office:value="1216.62" calcext:value-type="float">
            <text:p>1216.62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4.61" calcext:value-type="float">
            <text:p>14.61</text:p>
          </table:table-cell>
          <table:table-cell office:value-type="float" office:value="221.31" calcext:value-type="float">
            <text:p>221.31</text:p>
          </table:table-cell>
          <table:table-cell office:value-type="string" calcext:value-type="string">
            <text:p>T-1</text:p>
          </table:table-cell>
          <table:table-cell office:value-type="float" office:value="1696.74" calcext:value-type="float">
            <text:p>1696.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.9" calcext:value-type="float">
            <text:p>49.9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136 kWh</text:p>
          </table:table-cell>
          <table:table-cell office:value-type="float" office:value="621.02" calcext:value-type="float">
            <text:p>621.02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7.01" calcext:value-type="float">
            <text:p>7.01</text:p>
          </table:table-cell>
          <table:table-cell office:value-type="float" office:value="106.15" calcext:value-type="float">
            <text:p>106.15</text:p>
          </table:table-cell>
          <table:table-cell office:value-type="string" calcext:value-type="string">
            <text:p>T-1</text:p>
          </table:table-cell>
          <table:table-cell office:value-type="float" office:value="813.83" calcext:value-type="float">
            <text:p>813.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.05" calcext:value-type="float">
            <text:p>46.05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126 kWh</text:p>
          </table:table-cell>
          <table:table-cell office:value-type="float" office:value="573.11" calcext:value-type="float">
            <text:p>573.11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6.49" calcext:value-type="float">
            <text:p>6.49</text:p>
          </table:table-cell>
          <table:table-cell office:value-type="float" office:value="98.29" calcext:value-type="float">
            <text:p>98.29</text:p>
          </table:table-cell>
          <table:table-cell office:value-type="string" calcext:value-type="string">
            <text:p>T-1</text:p>
          </table:table-cell>
          <table:table-cell office:value-type="float" office:value="753.57" calcext:value-type="float">
            <text:p>753.57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2:02:29.755000000</meta:creation-date>
    <dc:date>2018-03-27T12:41:38.206000000</dc:date>
    <meta:editing-duration>PT7M56S</meta:editing-duration>
    <meta:editing-cycles>1</meta:editing-cycles>
    <meta:document-statistic meta:table-count="1" meta:cell-count="145" meta:object-count="0"/>
    <meta:generator>LibreOffice/5.3.4.2$Windows_x86 LibreOffice_project/f82d347ccc0be322489bf7da61d7e4ad13fe2ff3</meta:generator>
  </office:meta>
</office:document-meta>
</file>